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Verdana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444444" style:font-name="Arial1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444444" fo:font-size="12pt" fo:letter-spacing="normal" style:font-size-asian="12pt" style:font-size-complex="12pt"/>
    </style:style>
    <style:style style:name="T1" style:family="text">
      <style:text-properties style:font-name="Arial1" fo:font-style="normal" fo:font-weight="normal"/>
    </style:style>
    <style:style style:name="T2" style:family="text">
      <style:text-properties style:font-name="Arial1" fo:font-size="8.25pt" fo:font-style="normal" fo:font-weight="normal"/>
    </style:style>
    <style:style style:name="T3" style:family="text">
      <style:text-properties fo:font-variant="normal" fo:text-transform="none" fo:color="#444444" style:font-name="Arial1" fo:font-size="8.25pt" fo:letter-spacing="normal" fo:font-style="normal" fo:font-weight="bold"/>
    </style:style>
    <style:style style:name="T4" style:family="text">
      <style:text-properties fo:font-variant="normal" fo:text-transform="none" fo:color="#444444" style:font-name="Arial1" fo:font-size="8.25pt" fo:letter-spacing="normal" fo:font-style="normal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fo:color="#444444" style:font-name="Arial1" fo:font-size="8.25pt" fo:letter-spacing="normal" fo:font-style="normal" fo:font-weight="normal"/>
    </style:style>
    <style:style style:name="T6" style:family="text">
      <style:text-properties fo:font-variant="normal" fo:text-transform="none" fo:color="#444444" style:font-name="Arial1" fo:font-size="8.25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444444" style:font-name="Arial1" fo:letter-spacing="normal" fo:font-style="normal" fo:font-weight="bold"/>
    </style:style>
    <style:style style:name="T8" style:family="text">
      <style:text-properties fo:font-variant="normal" fo:text-transform="none" fo:color="#444444" style:font-name="Arial1" fo:letter-spacing="normal" fo:font-style="normal" style:text-underline-style="solid" style:text-underline-width="auto" style:text-underline-color="font-color" fo:font-weight="bold"/>
    </style:style>
    <style:style style:name="T9" style:family="text">
      <style:text-properties fo:font-variant="normal" fo:text-transform="none" fo:color="#444444" style:font-name="Arial1" fo:letter-spacing="normal" fo:font-style="normal" fo:font-weight="normal"/>
    </style:style>
    <style:style style:name="T10" style:family="text">
      <style:text-properties fo:font-variant="normal" fo:text-transform="none" fo:color="#444444" style:font-name="Arial1" fo:font-size="12pt" fo:letter-spacing="normal" fo:font-style="normal" fo:font-weight="bold" style:font-size-asian="12pt" style:font-size-complex="12pt"/>
    </style:style>
    <style:style style:name="T11" style:family="text">
      <style:text-properties fo:font-variant="normal" fo:text-transform="none" fo:color="#444444" style:font-name="Arial1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T12" style:family="text">
      <style:text-properties fo:font-variant="normal" fo:text-transform="none" fo:color="#444444" style:font-name="Arial1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444444" style:font-name="Arial1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444444" fo:letter-spacing="normal"/>
    </style:style>
    <style:style style:name="T15" style:family="text">
      <style:text-properties fo:font-variant="normal" fo:text-transform="none" fo:color="#444444" fo:font-size="12pt" fo:letter-spacing="normal" style:font-size-asian="12pt" style:font-size-complex="12pt"/>
    </style:style>
    <style:style style:name="T1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3">Enregistrement de la réunion : https://docs.google.com/open?id=0B2v1AM_5JAXcYk12YTg2dndMd1U</text:span></text:span></text:p>
      <text:p text:style-name="P3">(pour avoir un minimun d'explications sur certain scénar)</text:p>
      <text:p text:style-name="P2"><text:span text:style-name="Strong_20_Emphasis"><text:span text:style-name="T10"/></text:span></text:p>
      <text:p text:style-name="P2"><text:span text:style-name="Strong_20_Emphasis"><text:span text:style-name="T10">Compte rendu du dimanche 07/10/12</text:span></text:span></text:p>
      <text:p text:style-name="P4"> </text:p>
      <text:p text:style-name="P3"><text:span text:style-name="T16">Participant</text:span> : Kevin, Quentin, Aurélien, Lucas, Nicolas</text:p>
      <text:p text:style-name="P4"> </text:p>
      <text:p text:style-name="P3">sujet abordé : différents scénario, idées de gameplay</text:p>
      <text:p text:style-name="P4"> </text:p>
      <text:p text:style-name="P3"><text:span text:style-name="T16">pad scénario :</text:span> </text:p>
      <text:p text:style-name="P3">- Vita Vermis : vers qui se ballade dans un corp mort ou en train de mourrir</text:p>
      <text:p text:style-name="P3">- karoshi/GameOver : niveau style GameOver (dans kid Paddle), le but est de mourrir pour gagner (enregistrement minute 54)</text:p>
      <text:p text:style-name="P3">- flashback-like (~1213/blackthorne) : deux personnage en confrontation joué par le joueur (un qui fuit l'autre qui le poursuit) (enregistrement minute 57)</text:p>
      <text:p text:style-name="P3">- ABEL : Jeux basique avec des déplacements rapides, choix à faire immédiatement (enregistrement 1 heure 02)</text:p>
      <text:p text:style-name="P3">- Fatum/Pythagore : scénario basé sur époque de Pythagore, intégrer les maths dans l'histoire (enregistrement 1 heure 20)</text:p>
      <text:p text:style-name="P4"> </text:p>
      <text:p text:style-name="P3">Aurélien va faire des descriptions plus précise des différents jeux proposés.</text:p>
      <text:p text:style-name="P4"> </text:p>
      <text:p text:style-name="P3">A la fin du pad de scénario, ont été mise plusieurs idées de gameplay</text:p>
      <text:p text:style-name="P4"> </text:p>
      <text:p text:style-name="P3">Prochaine réunion :</text:p>
      <text:p text:style-name="P2"><text:span text:style-name="T15">        </text:span><text:span text:style-name="Strong_20_Emphasis"><text:span text:style-name="T11">vendredi 19 octobre </text:span></text:span><text:span text:style-name="T12"> (prévenir si la date n'est pas pratique)</text:span></text:p>
      <text:p text:style-name="P4">        <text:span text:style-name="T1">regarder le pad de scénario et avoir une préférence pour un scénar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Verdana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 nicolas</meta:initial-creator>
    <meta:creation-date>2012-10-19T23:04:59.71</meta:creation-date>
    <meta:document-statistic meta:table-count="0" meta:image-count="0" meta:object-count="0" meta:page-count="1" meta:paragraph-count="22" meta:word-count="180" meta:character-count="1199"/>
    <dc:date>2012-10-19T23:09:21.81</dc:date>
    <dc:creator>T nicolas</dc:creator>
    <meta:editing-duration>PT4M22S</meta:editing-duration>
    <meta:editing-cycles>1</meta:editing-cycles>
    <meta:generator>OpenOffice.org/3.3$Win32 OpenOffice.org_project/330m20$Build-9567</meta:generator>
  </office:meta>
</office:document-meta>
</file>